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6mm"/>
    </style:style>
    <style:style style:name="co2" style:family="table-column">
      <style:table-column-properties fo:break-before="auto" style:column-width="44.93mm"/>
    </style:style>
    <style:style style:name="co3" style:family="table-column">
      <style:table-column-properties fo:break-before="auto" style:column-width="45.19mm"/>
    </style:style>
    <style:style style:name="co4" style:family="table-column">
      <style:table-column-properties fo:break-before="auto" style:column-width="86.59mm"/>
    </style:style>
    <style:style style:name="co5" style:family="table-column">
      <style:table-column-properties fo:break-before="auto" style:column-width="61.26mm"/>
    </style:style>
    <style:style style:name="co6" style:family="table-column">
      <style:table-column-properties fo:break-before="auto" style:column-width="67.52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8.14mm" fo:break-before="auto" style:use-optimal-row-height="true"/>
    </style:style>
    <style:style style:name="ro3" style:family="table-row">
      <style:table-row-properties style:row-height="44.17mm" fo:break-before="auto" style:use-optimal-row-height="true"/>
    </style:style>
    <style:style style:name="ro4" style:family="table-row">
      <style:table-row-properties style:row-height="52.11mm" fo:break-before="auto" style:use-optimal-row-height="true"/>
    </style:style>
    <style:style style:name="ro5" style:family="table-row">
      <style:table-row-properties style:row-height="36.23mm" fo:break-before="auto" style:use-optimal-row-height="true"/>
    </style:style>
    <style:style style:name="ro6" style:family="table-row">
      <style:table-row-properties style:row-height="20.36mm" fo:break-before="auto" style:use-optimal-row-height="true"/>
    </style:style>
    <style:style style:name="ro7" style:family="table-row">
      <style:table-row-properties style:row-height="24.32mm" fo:break-before="auto" style:use-optimal-row-height="true"/>
    </style:style>
    <style:style style:name="ro8" style:family="table-row">
      <style:table-row-properties style:row-height="56.07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 </text:p>
          </table:table-cell>
          <table:table-cell office:value-type="string" calcext:value-type="string">
            <text:p>Instruction Fetch </text:p>
          </table:table-cell>
          <table:table-cell office:value-type="string" calcext:value-type="string">
            <text:p>Instruction Decode </text:p>
          </table:table-cell>
          <table:table-cell office:value-type="string" calcext:value-type="string">
            <text:p>Register Read </text:p>
          </table:table-cell>
          <table:table-cell office:value-type="string" calcext:value-type="string">
            <text:p>Execute </text:p>
          </table:table-cell>
          <table:table-cell office:value-type="string" calcext:value-type="string">
            <text:p>Memory Access </text:p>
          </table:table-cell>
          <table:table-cell office:value-type="string" calcext:value-type="string">
            <text:p>Write Back </text:p>
          </table:table-cell>
        </table:table-row>
        <table:table-row table:style-name="ro2">
          <table:table-cell office:value-type="string" calcext:value-type="string">
            <text:p>ADD </text:p>
            <text:p> </text:p>
            <text:p>R </text:p>
          </table:table-cell>
          <table:table-cell office:value-type="string" calcext:value-type="string">
            <text:p>PC -&gt; ALU1_A, MEMC_A </text:p>
            <text:p>+2 -&gt; ALU1_B </text:p>
            <text:p>ALU1 -&gt; PC </text:p>
            <text:p>MEMC_D -&gt; IF/ID_IR </text:p>
          </table:table-cell>
          <table:table-cell office:value-type="string" calcext:value-type="string">
            <text:p>IF/ID_IR -&gt; ID/RR_IR </text:p>
          </table:table-cell>
          <table:table-cell office:value-type="string" calcext:value-type="string">
            <text:p>ID/RR_IR(11-9) -&gt;RF_A1 </text:p>
            <text:p>ID/RR_IR(8-6) -&gt;RF_A2 </text:p>
            <text:p>ID/RR_IR(5-3) -&gt;RR/EX_ADDR </text:p>
            <text:p>RF_D1 -&gt; RR/EX_D1 </text:p>
            <text:p>RF_D2 -&gt; RR/EX_D2 </text:p>
          </table:table-cell>
          <table:table-cell office:value-type="string" calcext:value-type="string">
            <text:p>RR/EX_ADDR -&gt; EX/MEM_ADDR1 </text:p>
            <text:p>RR/EX_D1 -&gt; ALU2_A </text:p>
            <text:p>RR/EX_D2 -&gt; ALU2_B </text:p>
            <text:p>ALU2 -&gt; EX/MEM_VAL </text:p>
            <text:p> </text:p>
          </table:table-cell>
          <table:table-cell office:value-type="string" calcext:value-type="string">
            <text:p>EX/MEM_ADDR1 -&gt; MEM/WB_ADDR </text:p>
            <text:p>EX/MEM_VAL -&gt; MEM/WB_VAL </text:p>
          </table:table-cell>
          <table:table-cell office:value-type="string" calcext:value-type="string">
            <text:p>MEM/WB_ADDR -&gt; RF_A3 </text:p>
            <text:p>MEM/WB_VAL -&gt; RF_D3 </text:p>
          </table:table-cell>
        </table:table-row>
        <table:table-row table:style-name="ro2">
          <table:table-cell office:value-type="string" calcext:value-type="string">
            <text:p>ADC </text:p>
            <text:p> </text:p>
            <text:p>R </text:p>
          </table:table-cell>
          <table:table-cell office:value-type="string" calcext:value-type="string">
            <text:p>PC -&gt; ALU1_A, MEMC_A </text:p>
            <text:p>+2 -&gt; ALU1_B </text:p>
            <text:p>ALU1 -&gt; PC </text:p>
            <text:p>MEMC_D -&gt; IF/ID_IR </text:p>
            <text:p> </text:p>
          </table:table-cell>
          <table:table-cell office:value-type="string" calcext:value-type="string">
            <text:p>IF/ID_IR -&gt; ID/RR_IR </text:p>
          </table:table-cell>
          <table:table-cell office:value-type="string" calcext:value-type="string">
            <text:p>ID/RR_IR(11-9) -&gt;RF_A1 </text:p>
            <text:p>ID/RR_IR(8-6) -&gt;RF_A2 </text:p>
            <text:p>ID/RR_IR(5-3) -&gt;RR/EX_ADDR </text:p>
            <text:p>RF_D1 -&gt; RR/EX_D1 </text:p>
            <text:p>RF_D2 -&gt; RR/EX_D2 </text:p>
          </table:table-cell>
          <table:table-cell office:value-type="string" calcext:value-type="string">
            <text:p>RR/EX_ADDR -&gt; EX/MEM_ADDR1 </text:p>
            <text:p>RR/EX_D1 -&gt; ALU2_A </text:p>
            <text:p>RR/EX_D2 -&gt; ALU2_B </text:p>
            <text:p>ALU2 -&gt; EX/MEM_VAL </text:p>
            <text:p>NOP </text:p>
          </table:table-cell>
          <table:table-cell office:value-type="string" calcext:value-type="string">
            <text:p>EX/MEM_ADDR1 -&gt; MEM/WB_ADDR </text:p>
            <text:p>EX/MEM_VAL -&gt; MEM/WB_VAL </text:p>
            <text:p>NOP </text:p>
            <text:p> </text:p>
          </table:table-cell>
          <table:table-cell office:value-type="string" calcext:value-type="string">
            <text:p>MEM/WB_ADDR -&gt; RF_A3 </text:p>
            <text:p>MEM/WB_VAL -&gt; RF_D3 </text:p>
            <text:p>NOP </text:p>
            <text:p> </text:p>
          </table:table-cell>
        </table:table-row>
        <table:table-row table:style-name="ro2">
          <table:table-cell office:value-type="string" calcext:value-type="string">
            <text:p>ADZ </text:p>
            <text:p> </text:p>
            <text:p>R </text:p>
          </table:table-cell>
          <table:table-cell office:value-type="string" calcext:value-type="string">
            <text:p>PC -&gt; ALU1_A, MEMC_A </text:p>
            <text:p>+2 -&gt; ALU1_B </text:p>
            <text:p>ALU1 -&gt; PC </text:p>
            <text:p>MEMC_D -&gt; IF/ID_IR </text:p>
            <text:p> </text:p>
          </table:table-cell>
          <table:table-cell office:value-type="string" calcext:value-type="string">
            <text:p>IF/ID_IR -&gt; ID/RR_IR </text:p>
            <text:p> </text:p>
            <text:p> </text:p>
          </table:table-cell>
          <table:table-cell office:value-type="string" calcext:value-type="string">
            <text:p>ID/RR_IR(11-9) -&gt;RF_A1 </text:p>
            <text:p>ID/RR_IR(8-6) -&gt;RF_A2 </text:p>
            <text:p>ID/RR_IR(5-3) -&gt;RR/EX_ADDR </text:p>
            <text:p>RF_D1 -&gt; RR/EX_D1 </text:p>
            <text:p>RF_D2 -&gt; RR/EX_D2 </text:p>
          </table:table-cell>
          <table:table-cell office:value-type="string" calcext:value-type="string">
            <text:p>RR/EX_ADDR -&gt; EX/MEM_ADDR1 </text:p>
            <text:p>RR/EX_D1 -&gt; ALU2_A </text:p>
            <text:p>RR/EX_D2 -&gt; ALU2_B </text:p>
            <text:p>ALU2 -&gt; EX/MEM_VAL </text:p>
            <text:p>NOP </text:p>
          </table:table-cell>
          <table:table-cell office:value-type="string" calcext:value-type="string">
            <text:p>EX/MEM_ADDR1 -&gt; MEM/WB_ADDR </text:p>
            <text:p>EX/MEM_VAL -&gt; MEM/WB_VAL </text:p>
            <text:p>NOP </text:p>
            <text:p> </text:p>
          </table:table-cell>
          <table:table-cell office:value-type="string" calcext:value-type="string">
            <text:p>MEM/WB_ADDR -&gt; RF_A3 </text:p>
            <text:p>MEM/WB_VAL -&gt; RF_D3 </text:p>
            <text:p>NOP </text:p>
            <text:p> </text:p>
          </table:table-cell>
        </table:table-row>
        <table:table-row table:style-name="ro3">
          <table:table-cell office:value-type="string" calcext:value-type="string">
            <text:p>ADI </text:p>
            <text:p> </text:p>
            <text:p>I </text:p>
          </table:table-cell>
          <table:table-cell office:value-type="string" calcext:value-type="string">
            <text:p>PC -&gt; ALU1_A, MEMC_A </text:p>
            <text:p>+2 -&gt; ALU1_B </text:p>
            <text:p>ALU1 -&gt; PC </text:p>
            <text:p>MEMC_D -&gt; IF/ID_IR </text:p>
          </table:table-cell>
          <table:table-cell office:value-type="string" calcext:value-type="string">
            <text:p>IF/ID_IR -&gt; ID/RR_IR </text:p>
            <text:p>IF/ID_IR[5-0] -&gt; SGN_6EX_IN </text:p>
            <text:p>SGN_6EX_OUT -&gt; ID/RR_SGH69_OUT </text:p>
            <text:p> </text:p>
          </table:table-cell>
          <table:table-cell office:value-type="string" calcext:value-type="string">
            <text:p>ID/RR_IR[11-9] -&gt; RR/EX_ADDR </text:p>
            <text:p>ID/RR_IR[8-6] -&gt; RF_A2 </text:p>
            <text:p>RF_D2-&gt; RR/EX_D2 </text:p>
            <text:p>ID/RR_SGH69_OUT -&gt; RR/EX_D3 </text:p>
          </table:table-cell>
          <table:table-cell office:value-type="string" calcext:value-type="string">
            <text:p>RR/EX_ADDR -&gt; EX/MEM_ADDR1 </text:p>
            <text:p>RR/EX_D2 -&gt; ALU2_A </text:p>
            <text:p>RR/EX_D3 -&gt; ALU2_B </text:p>
            <text:p>ALU2 -&gt; EX/MEM_VAL </text:p>
          </table:table-cell>
          <table:table-cell office:value-type="string" calcext:value-type="string">
            <text:p>EX/MEM_ADDR1 -&gt; MEM/WB_ADDR </text:p>
            <text:p>EX/MEM_VAL -&gt; MEM/WB_VAL </text:p>
            <text:p> </text:p>
          </table:table-cell>
          <table:table-cell office:value-type="string" calcext:value-type="string">
            <text:p>MEM/WB_ADDR -&gt; RF_A3 </text:p>
            <text:p>MEM/WB_VAL -&gt; RF_D3 </text:p>
            <text:p> </text:p>
          </table:table-cell>
        </table:table-row>
        <table:table-row table:style-name="ro4">
          <table:table-cell office:value-type="string" calcext:value-type="string">
            <text:p>NDU </text:p>
            <text:p> </text:p>
            <text:p>R </text:p>
          </table:table-cell>
          <table:table-cell office:value-type="string" calcext:value-type="string">
            <text:p>PC -&gt; ALU1_A, MEMC_A </text:p>
            <text:p>+2 -&gt; ALU1_B </text:p>
            <text:p>ALU1 -&gt; PC </text:p>
            <text:p>MEMC_D -&gt; IF/ID_IR </text:p>
            <text:p> </text:p>
          </table:table-cell>
          <table:table-cell office:value-type="string" calcext:value-type="string">
            <text:p>IF/ID_IR -&gt; ID/RR_IR </text:p>
          </table:table-cell>
          <table:table-cell office:value-type="string" calcext:value-type="string">
            <text:p>ID/RR_IR(11-9) -&gt;RF_A1 </text:p>
            <text:p>ID/RR_IR(8-6) -&gt;RF_A2 </text:p>
            <text:p>ID/RR_IR(5-3) -&gt;RR/EX_ADDR </text:p>
            <text:p>RF_D1 -&gt; RR/EX_D1 </text:p>
            <text:p>RF_D2 -&gt; RR/EX_D2 </text:p>
            <text:p> </text:p>
          </table:table-cell>
          <table:table-cell office:value-type="string" calcext:value-type="string">
            <text:p>RR/EX_D1-&gt;ALU2_A </text:p>
            <text:p>RR/EX_D2-&gt;ALU2_B </text:p>
            <text:p>ALU2 -&gt;EX/MEM_VAL </text:p>
            <text:p>RR/EX_ADDR -&gt; EX/MEM_ADDR1 </text:p>
            <text:p> </text:p>
          </table:table-cell>
          <table:table-cell office:value-type="string" calcext:value-type="string">
            <text:p>EX/MEM_ADDR1 -&gt; MEM/WB_ADDR </text:p>
            <text:p>EX/MEM_VAL-&gt; MEM/WB_VAL </text:p>
            <text:p> </text:p>
          </table:table-cell>
          <table:table-cell office:value-type="string" calcext:value-type="string">
            <text:p>MEM/WB_ADDR-&gt; RF_A3 </text:p>
            <text:p>MEM/WB_VAL -&gt; RF_D3 </text:p>
          </table:table-cell>
        </table:table-row>
        <table:table-row table:style-name="ro2">
          <table:table-cell office:value-type="string" calcext:value-type="string">
            <text:p>NDC </text:p>
            <text:p> </text:p>
            <text:p>R </text:p>
          </table:table-cell>
          <table:table-cell office:value-type="string" calcext:value-type="string">
            <text:p>PC -&gt; ALU1_A, MEMC_A </text:p>
            <text:p>+2 -&gt; ALU1_B </text:p>
            <text:p>ALU1 -&gt; PC </text:p>
            <text:p>MEMC_D -&gt; IF/ID_IR </text:p>
            <text:p> </text:p>
          </table:table-cell>
          <table:table-cell office:value-type="string" calcext:value-type="string">
            <text:p>IF/ID_IR -&gt; ID/RR_IR </text:p>
            <text:p> </text:p>
          </table:table-cell>
          <table:table-cell office:value-type="string" calcext:value-type="string">
            <text:p>ID/RR_IR(11-9) -&gt;RF_A1 </text:p>
            <text:p>ID/RR_IR(8-6) -&gt;RF_A2 </text:p>
            <text:p>ID/RR_IR(5-3) -&gt;RR/EX_ADDR </text:p>
            <text:p>RF_D1 -&gt; RR/EX_D1 </text:p>
            <text:p>RF_D2 -&gt; RR/EX_D2 </text:p>
          </table:table-cell>
          <table:table-cell office:value-type="string" calcext:value-type="string">
            <text:p>RR/EX_D1-&gt;ALU2_A </text:p>
            <text:p>RR/EX_D2-&gt;ALU2_B </text:p>
            <text:p>ALU2 -&gt;EX/MEM_VAL </text:p>
            <text:p>RR/EX_ADDR -&gt; EX/MEM_ADDR1 </text:p>
            <text:p>NOP </text:p>
          </table:table-cell>
          <table:table-cell office:value-type="string" calcext:value-type="string">
            <text:p>EX/MEM_ADDR1 -&gt; MEM/WB_ADDR </text:p>
            <text:p>EX/MEM_VAL-&gt; MEM/WB_VAL </text:p>
            <text:p>NOP </text:p>
            <text:p> </text:p>
          </table:table-cell>
          <table:table-cell office:value-type="string" calcext:value-type="string">
            <text:p>MEM/WB_ADDR-&gt; RF_A3 </text:p>
            <text:p>MEM/WB_VAL -&gt; RF_D3 </text:p>
            <text:p>NOP </text:p>
            <text:p> </text:p>
          </table:table-cell>
        </table:table-row>
        <table:table-row table:style-name="ro2">
          <table:table-cell office:value-type="string" calcext:value-type="string">
            <text:p>NDZ </text:p>
            <text:p> </text:p>
            <text:p>R </text:p>
          </table:table-cell>
          <table:table-cell office:value-type="string" calcext:value-type="string">
            <text:p>PC -&gt; ALU1_A, MEMC_A </text:p>
            <text:p>+2 -&gt; ALU1_B </text:p>
            <text:p>ALU1 -&gt; PC </text:p>
            <text:p>MEMC_D -&gt; IF/ID_IR </text:p>
            <text:p> </text:p>
          </table:table-cell>
          <table:table-cell office:value-type="string" calcext:value-type="string">
            <text:p>IF/ID_IR -&gt; ID/RR_IR </text:p>
            <text:p> </text:p>
            <text:p> </text:p>
            <text:p> </text:p>
          </table:table-cell>
          <table:table-cell office:value-type="string" calcext:value-type="string">
            <text:p>ID/RR_IR(11-9) -&gt;RF_A1 </text:p>
            <text:p>ID/RR_IR(8-6) -&gt;RF_A2 </text:p>
            <text:p>ID/RR_IR(5-3) -&gt;RR/EX_ADDR </text:p>
            <text:p>RF_D1 -&gt; RR/EX_D1 </text:p>
            <text:p>RF_D2 -&gt; RR/EX_D2 </text:p>
          </table:table-cell>
          <table:table-cell office:value-type="string" calcext:value-type="string">
            <text:p>RR/EX_D1-&gt;ALU2_A </text:p>
            <text:p>RR/EX_D2-&gt;ALU2_B </text:p>
            <text:p>ALU2 -&gt;EX/MEM_VAL </text:p>
            <text:p>RR/EX_ADDR -&gt; EX/MEM_ADDR1 </text:p>
            <text:p>NOP </text:p>
          </table:table-cell>
          <table:table-cell office:value-type="string" calcext:value-type="string">
            <text:p>EX/MEM_ADDR1 -&gt; MEM/WB_ADDR </text:p>
            <text:p>EX/MEM_VAL-&gt; MEM/WB_VAL </text:p>
            <text:p>NOP </text:p>
            <text:p> </text:p>
          </table:table-cell>
          <table:table-cell office:value-type="string" calcext:value-type="string">
            <text:p>MEM/WB_ADDR-&gt; RF_A3 </text:p>
            <text:p>MEM/WB_VAL -&gt; RF_D3 </text:p>
            <text:p>NOP </text:p>
            <text:p> </text:p>
          </table:table-cell>
        </table:table-row>
        <table:table-row table:style-name="ro5">
          <table:table-cell office:value-type="string" calcext:value-type="string">
            <text:p>LHI </text:p>
            <text:p> </text:p>
            <text:p>J </text:p>
          </table:table-cell>
          <table:table-cell office:value-type="string" calcext:value-type="string">
            <text:p>PC -&gt; ALU1_A, MEMC_A </text:p>
            <text:p>+2 -&gt; ALU1_B </text:p>
            <text:p>ALU1 -&gt; PC </text:p>
            <text:p>MEMC_D -&gt; IF/ID_IR </text:p>
            <text:p> </text:p>
          </table:table-cell>
          <table:table-cell office:value-type="string" calcext:value-type="string">
            <text:p>IF/ID_IR -&gt; ID/RR_IR </text:p>
            <text:p>IF/ID_IR(8-0) -&gt;SHIFT7_IN </text:p>
            <text:p>SHIFT7_OUT-&gt;ID/RR_SGH69_OUT </text:p>
            <text:p> </text:p>
          </table:table-cell>
          <table:table-cell office:value-type="string" calcext:value-type="string">
            <text:p>ID/RR_IR(11-9) -&gt;RR/EX_ADDR </text:p>
            <text:p>ID/RR_SGH69_OUT-&gt;RR/EX_D3 </text:p>
          </table:table-cell>
          <table:table-cell office:value-type="string" calcext:value-type="string">
            <text:p>RR/EX_ADDR -&gt; EX/MEM_ADDR1 </text:p>
            <text:p>RR/EX_D3-&gt; EX/MEM_VAL </text:p>
          </table:table-cell>
          <table:table-cell office:value-type="string" calcext:value-type="string">
            <text:p>EX/MEM_ADDR1 -&gt; MEM/WB_ADDR </text:p>
            <text:p>EX/MEM_VAL-&gt; MEM/WB_VAL </text:p>
            <text:p> </text:p>
          </table:table-cell>
          <table:table-cell office:value-type="string" calcext:value-type="string">
            <text:p>MEM/WB_ADDR-&gt; RF_A3 </text:p>
            <text:p>MEM/WB_VAL -&gt; RF_D3 </text:p>
            <text:p> </text:p>
            <text:p> </text:p>
          </table:table-cell>
        </table:table-row>
        <table:table-row table:style-name="ro4">
          <table:table-cell office:value-type="string" calcext:value-type="string">
            <text:p>LW  </text:p>
            <text:p> </text:p>
            <text:p>I </text:p>
          </table:table-cell>
          <table:table-cell office:value-type="string" calcext:value-type="string">
            <text:p>PC -&gt; ALU1_A,MEMC_A </text:p>
            <text:p>+2 -&gt; ALU1_B </text:p>
            <text:p>MEMC_D -&gt; IF/ID_IR </text:p>
            <text:p> ALU1 -&gt; PC </text:p>
          </table:table-cell>
          <table:table-cell office:value-type="string" calcext:value-type="string">
            <text:p>IF/ID_IR -&gt; ID/RR_IR </text:p>
            <text:p>IF/ID_IR(5-0) -&gt; SGN_6EX_IN </text:p>
            <text:p>SGN_6EX_OUT -&gt; ID/RR_SGH69_OUT </text:p>
            <text:p> </text:p>
          </table:table-cell>
          <table:table-cell office:value-type="string" calcext:value-type="string">
            <text:p>ID/RR_IR[11-9] -&gt; RR/EX_ADDR </text:p>
            <text:p>ID/RR_IR[8-6] -&gt; RF_A2 </text:p>
            <text:p>RF_D2-&gt; RR/EX_D2 </text:p>
            <text:p>ID/RR_SGH69_OUT -&gt; RR/EX_D3 </text:p>
            <text:p> </text:p>
            <text:p> </text:p>
          </table:table-cell>
          <table:table-cell office:value-type="string" calcext:value-type="string">
            <text:p>RR/EX_D2 -&gt; ALU2_A </text:p>
            <text:p> RR/EX_D3-&gt; ALU2_B </text:p>
            <text:p>ALU2 -&gt; EX/MEM_ADDR2 </text:p>
            <text:p>RR/EX_ADDR -&gt; EX/MEM_ADDR1 </text:p>
            <text:p> </text:p>
          </table:table-cell>
          <table:table-cell office:value-type="string" calcext:value-type="string">
            <text:p>EX/MEM_ADDR2-&gt;MEMD_A </text:p>
            <text:p>MEMD_D-&gt;MEM/WB_VAL </text:p>
            <text:p>EX/MEM_ADDR1 -&gt; MEM/WB_ADDR </text:p>
            <text:p> </text:p>
          </table:table-cell>
          <table:table-cell office:value-type="string" calcext:value-type="string">
            <text:p>MEM/WB_ADDR-&gt; RF_A3 </text:p>
            <text:p>MEM/WB_VAL -&gt; RF_D3 </text:p>
            <text:p> </text:p>
          </table:table-cell>
        </table:table-row>
        <table:table-row table:style-name="ro2">
          <table:table-cell office:value-type="string" calcext:value-type="string">
            <text:p>SW </text:p>
            <text:p> </text:p>
            <text:p>I </text:p>
          </table:table-cell>
          <table:table-cell office:value-type="string" calcext:value-type="string">
            <text:p>PC -&gt; ALU1_A,MEMC_A </text:p>
            <text:p>+2 -&gt; ALU1_B </text:p>
            <text:p>MEMC_D -&gt; IF/ID_IR </text:p>
            <text:p> ALU1 -&gt; PC </text:p>
          </table:table-cell>
          <table:table-cell office:value-type="string" calcext:value-type="string">
            <text:p>IF/ID_IR -&gt; ID/RR_IR </text:p>
            <text:p>IF/ID_IR(5-0) -&gt; SGN_6EX_IN </text:p>
            <text:p>SGN_6EX_OUT -&gt; ID/RR_SGH69_OUT </text:p>
            <text:p> </text:p>
          </table:table-cell>
          <table:table-cell office:value-type="string" calcext:value-type="string">
            <text:p>ID/RR_IR[11-9] -&gt; RF_A1 </text:p>
            <text:p>ID/RR_IR[8-6] -&gt; RF_A2 </text:p>
            <text:p>RF_D1 -&gt; RR/EX_D1 </text:p>
            <text:p>RF_D2 -&gt; RR/EX_D2 </text:p>
            <text:p>ID/RR_SGH69_OUT -&gt; RR/EX_D3 </text:p>
            <text:p> </text:p>
          </table:table-cell>
          <table:table-cell office:value-type="string" calcext:value-type="string">
            <text:p>RR/EX_D2 -&gt; ALU2_A </text:p>
            <text:p> RR/EX_D3-&gt; ALU2_B </text:p>
            <text:p>ALU2 -&gt; EX/MEM_ADDR2 </text:p>
            <text:p>RR/EX_D1 -&gt; EX/MEM_VAL </text:p>
            <text:p> </text:p>
          </table:table-cell>
          <table:table-cell office:value-type="string" calcext:value-type="string">
            <text:p>EX/MEM_VAL -&gt; MEMD_D </text:p>
            <text:p>EX/MEM_ADDR2 -&gt; MEMD_A </text:p>
          </table:table-cell>
          <table:table-cell office:value-type="string" calcext:value-type="string">
            <text:p>NOP </text:p>
            <text:p> </text:p>
          </table:table-cell>
        </table:table-row>
        <table:table-row table:style-name="ro6">
          <table:table-cell office:value-type="string" calcext:value-type="string">
            <text:p>LM </text:p>
            <text:p> </text:p>
            <text:p>J </text:p>
          </table:table-cell>
          <table:table-cell office:value-type="string" calcext:value-type="string">
            <text:p>PC -&gt; ALU1_A, MEMC_A </text:p>
            <text:p>+2 -&gt; ALU1_B </text:p>
            <text:p>ALU1 -&gt; PC </text:p>
            <text:p>MEMC_D -&gt; IF/ID_IR </text:p>
          </table:table-cell>
          <table:table-cell office:value-type="string" calcext:value-type="string">
            <text:p>IF/ID_IR -&gt; ID/RR_IR </text:p>
          </table:table-cell>
          <table:table-cell office:value-type="string" calcext:value-type="string">
            <text:p>ID/RR_IR[11-9] -&gt; RF_A1 </text:p>
            <text:p>RF_D1 -&gt; RR/EX_D1 (select bw ALU3 o/p and RF_D1),    RRPE -&gt; T_out (ID/RR_IR[7-0] for the first time),      RRPE -&gt; RRBE -&gt; RR/EX_ADDR</text:p>
          </table:table-cell>
          <table:table-cell office:value-type="string" calcext:value-type="string">
            <text:p>RR/EX_D1 -&gt; EX/MEM_ADDR2 </text:p>
            <text:p>RR/EX_ADDR -&gt; EX/MEM_ADDR1 </text:p>
            <text:p>RR/EX_D1 -&gt;  ALU3_A </text:p>
            <text:p>+1 -&gt; ALU3_B </text:p>
            <text:p>ALU3 -&gt; RR/EX_D1 </text:p>
          </table:table-cell>
          <table:table-cell office:value-type="string" calcext:value-type="string">
            <text:p>EX/MEM_ADDR1 -&gt;  MEM/WB_ADDR </text:p>
            <text:p>EX/MEM_ADDR2 -&gt; MEMD_A </text:p>
            <text:p>MEMD_D -&gt; MEM/WB_VAL </text:p>
            <text:p>NOP </text:p>
          </table:table-cell>
          <table:table-cell office:value-type="string" calcext:value-type="string">
            <text:p>MEM/WB_ADDR -&gt; RF_A3 </text:p>
            <text:p>MEM/WB_VAL -&gt; RF_D3 </text:p>
            <text:p>NOP </text:p>
          </table:table-cell>
        </table:table-row>
        <table:table-row table:style-name="ro7">
          <table:table-cell office:value-type="string" calcext:value-type="string">
            <text:p>SM </text:p>
            <text:p> </text:p>
            <text:p>J </text:p>
            <text:p> </text:p>
          </table:table-cell>
          <table:table-cell office:value-type="string" calcext:value-type="string">
            <text:p>PC -&gt; ALU1_A, MEMC_A </text:p>
            <text:p>+2 -&gt; ALU1_B </text:p>
            <text:p>ALU1 -&gt; PC </text:p>
            <text:p>MEMC_D -&gt; IF/ID_IR </text:p>
            <text:p> </text:p>
          </table:table-cell>
          <table:table-cell office:value-type="string" calcext:value-type="string">
            <text:p>IF/ID_IR -&gt; ID/RR_IR </text:p>
            <text:p> </text:p>
          </table:table-cell>
          <table:table-cell office:value-type="string" calcext:value-type="string">
            <text:p>ID/RR_IR[11-9] -&gt; RF_A1 </text:p>
            <text:p>RF_D1 -&gt; RR/EX_D1(select bw ALU3 o/p and RF_D1) </text:p>
            <text:p>RRPE -&gt; T_out (ID/RR_IR[7-0] for the first time),      RRPE -&gt; RRBE -&gt; {RF_A2, RR/EX_ADDR},           RF_D2 -&gt; RR/EX_D2/  </text:p>
            <text:p> </text:p>
          </table:table-cell>
          <table:table-cell office:value-type="string" calcext:value-type="string">
            <text:p>RR/EX_D1 -&gt; EX/MEM_ADDR2 </text:p>
            <text:p>RR/EX_D2 -&gt; EX/MEM_VAL </text:p>
            <text:p>RR/EX_D1 -&gt;  ALU3_A </text:p>
            <text:p>+1-&gt; ALU3_B </text:p>
            <text:p>ALU3 -&gt; RR/EX_D1 </text:p>
            <text:p> </text:p>
          </table:table-cell>
          <table:table-cell office:value-type="string" calcext:value-type="string">
            <text:p>EX/MEM_ADDR2 -&gt; MEMD_A </text:p>
            <text:p>EX/MEM_VAL -&gt; MEMD_D </text:p>
            <text:p>NOP </text:p>
            <text:p> </text:p>
          </table:table-cell>
          <table:table-cell office:value-type="string" calcext:value-type="string">
            <text:p>NOP </text:p>
          </table:table-cell>
        </table:table-row>
        <table:table-row table:style-name="ro8">
          <table:table-cell office:value-type="string" calcext:value-type="string">
            <text:p>BEQ </text:p>
            <text:p> </text:p>
            <text:p>I </text:p>
          </table:table-cell>
          <table:table-cell office:value-type="string" calcext:value-type="string">
            <text:p>PC -&gt; ALU1_A,MEMC_A,IF/ID_PC </text:p>
            <text:p>+2 -&gt; ALU1_B </text:p>
            <text:p>MEMC_D -&gt; IF/ID_IR </text:p>
            <text:p> ALU1 -&gt; PC </text:p>
          </table:table-cell>
          <table:table-cell office:value-type="string" calcext:value-type="string">
            <text:p>IF/ID_PC -&gt; ID/RR_PC </text:p>
            <text:p>IF/ID_IR -&gt; ID/RR_IR </text:p>
            <text:p>IF/ID_IR(5-0) -&gt; SGN_6EX_IN </text:p>
            <text:p>SGN_6EX_OUT -&gt; ID/RR_SGH69_OUT </text:p>
            <text:p> </text:p>
          </table:table-cell>
          <table:table-cell office:value-type="string" calcext:value-type="string">
            <text:p>ID/RR_IR(11-9) -&gt; RF_A1 </text:p>
            <text:p>ID/RR_IR(8-6) -&gt; RF_A2 </text:p>
            <text:p>RF_D1  -&gt; RR/EX_D1 </text:p>
            <text:p>RF_D2 -&gt; RR/EX_D2 </text:p>
            <text:p>ID/RR_PC -&gt; RR/EX_ADDR </text:p>
            <text:p>ID/RR_SGH69_OUT -&gt; RR/EX_D3 </text:p>
          </table:table-cell>
          <table:table-cell office:value-type="string" calcext:value-type="string">
            <text:p>RR/EX_D1 -&gt; ALU2_A </text:p>
            <text:p>RR/EX_D2 -&gt; ALU2_B </text:p>
            <text:p>ALU2 -&gt; FLUSH </text:p>
            <text:p>RR/EX_ADDR-&gt; ALU3 _A </text:p>
            <text:p>RR/EX_D3 -&gt; ALU3_B </text:p>
            <text:p>ALU3 -&gt; EX/MEM_VAL  </text:p>
            <text:p> </text:p>
          </table:table-cell>
          <table:table-cell office:value-type="string" calcext:value-type="string">
            <text:p>NOP </text:p>
            <text:p>EX/MEM_VAL -&gt; PC </text:p>
          </table:table-cell>
          <table:table-cell office:value-type="string" calcext:value-type="string">
            <text:p>NOP </text:p>
            <text:p>NOP </text:p>
          </table:table-cell>
        </table:table-row>
        <table:table-row table:style-name="ro4">
          <table:table-cell office:value-type="string" calcext:value-type="string">
            <text:p>JAL </text:p>
            <text:p> </text:p>
            <text:p>I </text:p>
            <text:p> </text:p>
          </table:table-cell>
          <table:table-cell office:value-type="string" calcext:value-type="string">
            <text:p>PC -&gt; ALU1_A,MEMC_A,IF/ID_PC </text:p>
            <text:p>+2 -&gt; ALU1_B </text:p>
            <text:p>MEMC_D -&gt; IF/ID_IR </text:p>
            <text:p> ALU1 -&gt; PC </text:p>
          </table:table-cell>
          <table:table-cell office:value-type="string" calcext:value-type="string">
            <text:p>IF/ID_PC -&gt; ID/RR_PC </text:p>
            <text:p>IF/ID_IR -&gt; ID/RR_IR </text:p>
            <text:p>IF/ID_IR(9-0) -&gt; SGN_9EX_IN </text:p>
            <text:p>SGN_9EX_OUT -&gt; ID/RR_SGH69_OUT </text:p>
          </table:table-cell>
          <table:table-cell office:value-type="string" calcext:value-type="string">
            <text:p>ID/RR_IR(11-9) -&gt; RR/EX_D2 </text:p>
            <text:p>ID/RR_PC -&gt; RR/EX_ADDR </text:p>
            <text:p>ID/RR_SGH69_OUT -&gt; RR/EX_D3 </text:p>
          </table:table-cell>
          <table:table-cell office:value-type="string" calcext:value-type="string">
            <text:p>RR/EX_ADDR -&gt; ALU3_A,EX/MEM_ADDR2 </text:p>
            <text:p>RR/EX_D3 -&gt; ALU3_B </text:p>
            <text:p>ALU3 -&gt; EX/MEM_VAL </text:p>
            <text:p>RR/EX_D2 -&gt; EX/MEM_ADDR1 </text:p>
          </table:table-cell>
          <table:table-cell office:value-type="string" calcext:value-type="string">
            <text:p>EX/MEM_VAL-&gt; PC </text:p>
            <text:p>EX/MEM_ADDR2 -&gt; MEM/WB_VAL </text:p>
            <text:p>EX/MEM_ADDR1 -&gt; MEM/WB_ADDR </text:p>
          </table:table-cell>
          <table:table-cell office:value-type="string" calcext:value-type="string">
            <text:p>MEM/WB_ADDR -&gt; RF_A3 </text:p>
            <text:p>MEM/WB_VAL-&gt; RF_D3 </text:p>
          </table:table-cell>
        </table:table-row>
        <table:table-row table:style-name="ro3">
          <table:table-cell office:value-type="string" calcext:value-type="string">
            <text:p>JLR </text:p>
            <text:p> </text:p>
            <text:p>I </text:p>
          </table:table-cell>
          <table:table-cell office:value-type="string" calcext:value-type="string">
            <text:p>PC -&gt; ALU1_A,MEMC_A,IF/ID_PC </text:p>
            <text:p>+2 -&gt; ALU1_B </text:p>
            <text:p>MEMC_D -&gt; IF/ID_IR </text:p>
            <text:p> ALU1 -&gt; PC </text:p>
          </table:table-cell>
          <table:table-cell office:value-type="string" calcext:value-type="string">
            <text:p>IF/ID_PC -&gt; ID/RR_PC </text:p>
            <text:p>IF/ID_IR -&gt; ID/RR_IR </text:p>
          </table:table-cell>
          <table:table-cell office:value-type="string" calcext:value-type="string">
            <text:p>ID/RR_IR(11-9) -&gt; RR/EX_ADDR </text:p>
            <text:p>ID/RR_IR(8-6) -&gt; RF_A2 </text:p>
            <text:p>RF_D2 -&gt; RR/EX_D2 </text:p>
            <text:p>ID/RR_PC -&gt; RR/EX_D1 </text:p>
          </table:table-cell>
          <table:table-cell office:value-type="string" calcext:value-type="string">
            <text:p>RR/EX_D2 -&gt; EX/MEM_VAL </text:p>
            <text:p>RR/EX_ADDR -&gt; EX/MEM_ADDR1 </text:p>
            <text:p>RR/EX_D1 -&gt; EX/MEM_ADDR2 </text:p>
          </table:table-cell>
          <table:table-cell office:value-type="string" calcext:value-type="string">
            <text:p>EX/MEM_ADDR1 -&gt; MEM/WB_ADDR </text:p>
            <text:p>EX/MEM_ADDR2 -&gt; MEM/WB_VAL </text:p>
            <text:p>EX/MEM_VAL-&gt; PC </text:p>
            <text:p> </text:p>
          </table:table-cell>
          <table:table-cell office:value-type="string" calcext:value-type="string">
            <text:p> MEM/WB_ADDR -&gt; RF_A3 </text:p>
            <text:p>WB/MEM/WB_VAL-&gt; RF_D3 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2">00/00/0000</text:date>, <text:time style:data-style-name="N2" text:time-value="15:15:30.1637311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5T14:11:33.825548040</meta:creation-date>
    <dc:date>2019-11-12T15:24:26.297084098</dc:date>
    <meta:editing-duration>PT3H9M5S</meta:editing-duration>
    <meta:editing-cycles>3</meta:editing-cycles>
    <meta:generator>LibreOffice/5.1.6.2$Linux_X86_64 LibreOffice_project/10m0$Build-2</meta:generator>
    <meta:document-statistic meta:table-count="1" meta:cell-count="112" meta:object-count="0"/>
  </office:meta>
</office:document-meta>
</file>